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131a" officeooo:paragraph-rsid="0007131a"/>
    </style:style>
    <style:style style:name="P2" style:family="paragraph" style:parent-style-name="Standard">
      <style:text-properties officeooo:rsid="0009028c" officeooo:paragraph-rsid="0009028c"/>
    </style:style>
    <style:style style:name="T1" style:family="text">
      <style:text-properties officeooo:rsid="0009028c"/>
    </style:style>
    <style:style style:name="T2" style:family="text">
      <style:text-properties officeooo:rsid="000a36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rge Luis Borges</text:p>
      <text:p text:style-name="P1"/>
      <text:p text:style-name="P1">The Mirror and the Mask, UNDR, the Disk</text:p>
      <text:p text:style-name="P1"/>
      <text:p text:style-name="P1">The Mirror and the Mask:</text:p>
      <text:p text:style-name="P1">The King of Ireland after winning a battle, asks a poet to write a song celebrating his victory.</text:p>
      <text:p text:style-name="P1">After one year, the poet comes back with his work, to which the king answer, it was greater than anything else yet we did not feel the battle in our heart, and he gave him a Silver Mirror.</text:p>
      <text:p text:style-name="P1">One year later, the poet returns with a weird text, full of incoherences, silences, but the king is amazed because he “felt” the battle in his heart. He gives him a Golden Mask and asks him to come back with an even better song. The poet then returns and he looks destroyed. He allows only the King to hear his song which is composed of only one word. Both agree this word is the most wonderful thing that exists, the King offers a Dagger to the poet who kills himself and the King become a wanderer.</text:p>
      <text:p text:style-name="P1"/>
      <text:p text:style-name="P1">UNDR</text:p>
      <text:p text:style-name="P1">Somebody arrives to the place where the people know The <text:span text:style-name="T1">Word. He is told no one can teach him the Word and he has to wanderer on his own looking for it. He goes on a great travel and comes back to the same place. There his friend makes him understand he lived a great life by doing so. And the inspiration comes and the man finds The Word.</text:span></text:p>
      <text:p text:style-name="P1"/>
      <text:p text:style-name="P2">The Disk</text:p>
      <text:p text:style-name="P2">A lumberjack is living a quiet life in the wood. An old man arrive which claims to be a former King. He says he has a wonderful object, an invisible Disk. The other is amazed and kills him to get the Disk. He then spend the rest of his life looking for the Disk where he thinks the old man dropped it when he died.</text:p>
      <text:p text:style-name="P2"/>
      <text:p text:style-name="P2">The correlation<text:span text:style-name="T2">s</text:span>:</text:p>
      <text:p text:style-name="P2">England, Ireland, Odin, War <text:span text:style-name="T2">is <text:s/>a cloth made of men and blood is the water of the sword, a dagger, wanderer king, single wo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8:36:18.012825226</meta:creation-date>
    <dc:date>2017-12-11T19:10:01.178421917</dc:date>
    <meta:editing-duration>PT1M2S</meta:editing-duration>
    <meta:editing-cycles>1</meta:editing-cycles>
    <meta:document-statistic meta:table-count="0" meta:image-count="0" meta:object-count="0" meta:page-count="1" meta:paragraph-count="12" meta:word-count="331" meta:character-count="1675" meta:non-whitespace-character-count="1354"/>
    <meta:generator>LibreOffice/5.1.6.2$Linux_X86_64 LibreOffice_project/10m0$Build-2</meta:generator>
  </office:meta>
</office:document-meta>
</file>